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0.654cm" style:rel-column-width="2520*"/>
    </style:style>
    <style:style style:name="Tabela1.Z" style:family="table-column">
      <style:table-column-properties style:column-width="0.658cm" style:rel-column-width="253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Z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Z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0.654cm" style:rel-column-width="2520*"/>
    </style:style>
    <style:style style:name="Tabela2.Z" style:family="table-column">
      <style:table-column-properties style:column-width="0.658cm" style:rel-column-width="2535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Z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Z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0.654cm" style:rel-column-width="2520*"/>
    </style:style>
    <style:style style:name="Tabela3.Z" style:family="table-column">
      <style:table-column-properties style:column-width="0.658cm" style:rel-column-width="2535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Z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Z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note">
      <style:text-properties style:font-name="Courier 10 Pitch"/>
    </style:style>
    <style:style style:name="P2" style:family="paragraph" style:parent-style-name="Table_20_Contents">
      <style:text-properties style:font-name="Arial" fo:font-size="10pt" style:font-size-asian="10pt" style:font-size-complex="10pt"/>
    </style:style>
    <style:style style:name="P3" style:family="paragraph" style:parent-style-name="Standard" style:list-style-name="L2">
      <style:text-properties style:font-name="Arial"/>
    </style:style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>
      <style:paragraph-properties fo:margin-left="1.251cm" fo:margin-right="0cm" fo:text-indent="-0.635cm" style:auto-text-indent="false"/>
      <style:text-properties style:font-name="Arial"/>
    </style:style>
    <style:style style:name="P7" style:family="paragraph" style:parent-style-name="Standard" style:list-style-name="L2">
      <style:paragraph-properties fo:margin-left="1.251cm" fo:margin-right="0cm" fo:text-indent="-0.635cm" style:auto-text-indent="false"/>
      <style:text-properties style:font-name="Arial"/>
    </style:style>
    <style:style style:name="P8" style:family="paragraph" style:parent-style-name="Standard" style:list-style-name="L3">
      <style:paragraph-properties fo:margin-left="1.251cm" fo:margin-right="0cm" fo:text-indent="-0.635cm" style:auto-text-indent="false"/>
      <style:text-properties style:font-name="Arial"/>
    </style:style>
    <style:style style:name="P9" style:family="paragraph" style:parent-style-name="Standard" style:list-style-name="L4">
      <style:paragraph-properties fo:margin-left="1.251cm" fo:margin-right="0cm" fo:text-indent="-0.635cm" style:auto-text-indent="false"/>
      <style:text-properties style:font-name="Arial"/>
    </style:style>
    <style:style style:name="P10" style:family="paragraph" style:parent-style-name="Standard" style:list-style-name="">
      <style:paragraph-properties fo:margin-left="1.251cm" fo:margin-right="0cm" fo:text-indent="-0.635cm" style:auto-text-indent="false"/>
    </style:style>
    <style:style style:name="P11" style:family="paragraph" style:parent-style-name="Standard">
      <style:paragraph-properties fo:margin-left="1.251cm" fo:margin-right="0cm" fo:text-indent="-0.635cm" style:auto-text-indent="false"/>
      <style:text-properties fo:font-variant="small-caps" style:font-name="Courier 10 Pitch" fo:letter-spacing="0.212cm" fo:font-weight="bold" style:font-weight-asian="bold" style:font-weight-complex="bold"/>
    </style:style>
    <style:style style:name="P12" style:family="paragraph" style:parent-style-name="Standard">
      <style:paragraph-properties fo:margin-left="1.251cm" fo:margin-right="0cm" fo:text-align="justify" style:justify-single-word="false" fo:text-indent="-0.635cm" style:auto-text-indent="false"/>
      <style:text-properties fo:text-transform="uppercase" style:font-name="Courier 10 Pitch" fo:font-size="15pt" fo:letter-spacing="0.247cm" fo:font-weight="normal" style:font-size-asian="15pt" style:font-weight-asian="normal" style:font-size-complex="15pt" style:font-weight-complex="normal"/>
    </style:style>
    <style:style style:name="P13" style:family="paragraph" style:parent-style-name="Horizontal_20_Line" style:list-style-name="">
      <style:text-properties style:font-name="Arial" fo:font-weight="bold" style:font-weight-asian="bold" style:font-weight-complex="bold"/>
    </style:style>
    <style:style style:name="P14" style:family="paragraph" style:parent-style-name="Text_20_body" style:list-style-name="">
      <style:text-properties style:font-name="Arial"/>
    </style:style>
    <style:style style:name="P15" style:family="paragraph" style:parent-style-name="Text_20_body" style:list-style-name="">
      <style:text-properties style:font-name="Arial" fo:font-weight="bold" style:font-weight-asian="bold" style:font-weight-complex="bold"/>
    </style:style>
    <style:style style:name="P16" style:family="paragraph" style:parent-style-name="Text_20_body" style:list-style-name="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7" style:family="paragraph" style:parent-style-name="Text_20_body" style:list-style-name="">
      <style:text-properties style:font-name="Arial" fo:font-weight="normal" style:font-weight-asian="normal" style:font-weight-complex="normal"/>
    </style:style>
    <style:style style:name="P18" style:family="paragraph" style:parent-style-name="Text_20_body" style:list-style-name="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19" style:family="paragraph" style:parent-style-name="Text_20_body" style:list-style-name="L1">
      <style:text-properties style:font-name="Arial"/>
    </style:style>
    <style:style style:name="P20" style:family="paragraph" style:parent-style-name="Preformatted_20_Text">
      <style:text-properties style:font-name="Courier 10 Pitch"/>
    </style:style>
    <style:style style:name="P21" style:family="paragraph" style:parent-style-name="Preformatted_20_Text" style:list-style-name="L2"/>
    <style:style style:name="P22" style:family="paragraph" style:parent-style-name="Heading_20_1">
      <style:text-properties style:font-name="Arial"/>
    </style:style>
    <style:style style:name="P23" style:family="paragraph" style:parent-style-name="Heading_20_1" style:list-style-name="">
      <style:text-properties style:font-name="Arial"/>
    </style:style>
    <style:style style:name="P24" style:family="paragraph" style:parent-style-name="Heading_20_1">
      <style:paragraph-properties fo:break-before="page"/>
      <style:text-properties style:font-name="Arial"/>
    </style:style>
    <style:style style:name="P25" style:family="paragraph" style:parent-style-name="Heading_20_1" style:list-style-name="">
      <style:paragraph-properties fo:break-before="page"/>
      <style:text-properties style:font-name="Arial"/>
    </style:style>
    <style:style style:name="T1" style:family="text">
      <style:text-properties style:font-name="Courier 10 Pitch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Szyfr Cezara. Kółko Informatyczne, 20 marca 2012</text:h>
      <text:h text:style-name="P14" text:outline-level="1"/>
      <text:h text:style-name="P14" text:outline-level="1">Jest to szyfr za pomocą którego Juliusz Cezar szyfrował swoje listy do Cycerona. Jako ciekawostkę można podać, że szyfr ten był podobno używany jeszcze w 1915 roku w armii rosyjskiej, gdyż tylko tak prosty szyfr wydawał się zrozumiały dla sztabowców<text:note text:id="ftn1" text:note-class="footnote"><text:note-citation>1</text:note-citation><text:note-body><text:p text:style-name="P1">http://www.kryptografia.com/algorytmy/cezar.html</text:p></text:note-body></text:note>.<text:line-break/></text:h>
      <text:h text:style-name="P14" text:outline-level="1"><text:span text:style-name="T5">Wersja podstawowa: </text:span><text:span text:style-name="T6">Każdą literę tekstu jawnego zamieniamy na literę przesuniętą o 3 miejsca w prawo. I tak literę A szyfrujemy jako literę D, literę B jako E itd. W przypadku litery Z wybieramy literę C. W celu odszyfrowania tekst powtarzamy operację tym razem przesuwając litery o 3 pozycje w lewo.</text:span></text:h>
      <table:table table:name="Tabela1" table:style-name="Tabela1">
        <table:table-column table:style-name="Tabela1.A" table:number-columns-repeated="25"/>
        <table:table-column table:style-name="Tabela1.Z"/>
        <table:table-row>
          <table:table-cell table:style-name="Tabela1.A1" office:value-type="string">
            <text:p text:style-name="P2">0</text:p>
          </table:table-cell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4</text:p>
          </table:table-cell>
          <table:table-cell table:style-name="Tabela1.A1" office:value-type="string">
            <text:p text:style-name="P2">5</text:p>
          </table:table-cell>
          <table:table-cell table:style-name="Tabela1.A1" office:value-type="string">
            <text:p text:style-name="P2">6</text:p>
          </table:table-cell>
          <table:table-cell table:style-name="Tabela1.A1" office:value-type="string">
            <text:p text:style-name="P2">7</text:p>
          </table:table-cell>
          <table:table-cell table:style-name="Tabela1.A1" office:value-type="string">
            <text:p text:style-name="P2">8</text:p>
          </table:table-cell>
          <table:table-cell table:style-name="Tabela1.A1" office:value-type="string">
            <text:p text:style-name="P2">9</text:p>
          </table:table-cell>
          <table:table-cell table:style-name="Tabela1.A1" office:value-type="string">
            <text:p text:style-name="P2">10</text:p>
          </table:table-cell>
          <table:table-cell table:style-name="Tabela1.A1" office:value-type="string">
            <text:p text:style-name="P2">11</text:p>
          </table:table-cell>
          <table:table-cell table:style-name="Tabela1.A1" office:value-type="string">
            <text:p text:style-name="P2">12</text:p>
          </table:table-cell>
          <table:table-cell table:style-name="Tabela1.A1" office:value-type="string">
            <text:p text:style-name="P2">13</text:p>
          </table:table-cell>
          <table:table-cell table:style-name="Tabela1.A1" office:value-type="string">
            <text:p text:style-name="P2">14</text:p>
          </table:table-cell>
          <table:table-cell table:style-name="Tabela1.A1" office:value-type="string">
            <text:p text:style-name="P2">15</text:p>
          </table:table-cell>
          <table:table-cell table:style-name="Tabela1.A1" office:value-type="string">
            <text:p text:style-name="P2">16</text:p>
          </table:table-cell>
          <table:table-cell table:style-name="Tabela1.A1" office:value-type="string">
            <text:p text:style-name="P2">17</text:p>
          </table:table-cell>
          <table:table-cell table:style-name="Tabela1.A1" office:value-type="string">
            <text:p text:style-name="P2">18</text:p>
          </table:table-cell>
          <table:table-cell table:style-name="Tabela1.A1" office:value-type="string">
            <text:p text:style-name="P2">19</text:p>
          </table:table-cell>
          <table:table-cell table:style-name="Tabela1.A1" office:value-type="string">
            <text:p text:style-name="P2">20</text:p>
          </table:table-cell>
          <table:table-cell table:style-name="Tabela1.A1" office:value-type="string">
            <text:p text:style-name="P2">21</text:p>
          </table:table-cell>
          <table:table-cell table:style-name="Tabela1.A1" office:value-type="string">
            <text:p text:style-name="P2">22</text:p>
          </table:table-cell>
          <table:table-cell table:style-name="Tabela1.A1" office:value-type="string">
            <text:p text:style-name="P2">23</text:p>
          </table:table-cell>
          <table:table-cell table:style-name="Tabela1.A1" office:value-type="string">
            <text:p text:style-name="P2">24</text:p>
          </table:table-cell>
          <table:table-cell table:style-name="Tabela1.Z1" office:value-type="string">
            <text:p text:style-name="P2">25</text:p>
          </table:table-cell>
        </table:table-row>
        <table:table-row>
          <table:table-cell table:style-name="Tabela1.A2" office:value-type="string">
            <text:p text:style-name="P2">a</text:p>
          </table:table-cell>
          <table:table-cell table:style-name="Tabela1.A2" office:value-type="string">
            <text:p text:style-name="P2">b</text:p>
          </table:table-cell>
          <table:table-cell table:style-name="Tabela1.A2" office:value-type="string">
            <text:p text:style-name="P2">c</text:p>
          </table:table-cell>
          <table:table-cell table:style-name="Tabela1.A2" office:value-type="string">
            <text:p text:style-name="P2">d</text:p>
          </table:table-cell>
          <table:table-cell table:style-name="Tabela1.A2" office:value-type="string">
            <text:p text:style-name="P2">e</text:p>
          </table:table-cell>
          <table:table-cell table:style-name="Tabela1.A2" office:value-type="string">
            <text:p text:style-name="P2">f</text:p>
          </table:table-cell>
          <table:table-cell table:style-name="Tabela1.A2" office:value-type="string">
            <text:p text:style-name="P2">g</text:p>
          </table:table-cell>
          <table:table-cell table:style-name="Tabela1.A2" office:value-type="string">
            <text:p text:style-name="P2">h</text:p>
          </table:table-cell>
          <table:table-cell table:style-name="Tabela1.A2" office:value-type="string">
            <text:p text:style-name="P2">i</text:p>
          </table:table-cell>
          <table:table-cell table:style-name="Tabela1.A2" office:value-type="string">
            <text:p text:style-name="P2">j</text:p>
          </table:table-cell>
          <table:table-cell table:style-name="Tabela1.A2" office:value-type="string">
            <text:p text:style-name="P2">k</text:p>
          </table:table-cell>
          <table:table-cell table:style-name="Tabela1.A2" office:value-type="string">
            <text:p text:style-name="P2">l</text:p>
          </table:table-cell>
          <table:table-cell table:style-name="Tabela1.A2" office:value-type="string">
            <text:p text:style-name="P2">m</text:p>
          </table:table-cell>
          <table:table-cell table:style-name="Tabela1.A2" office:value-type="string">
            <text:p text:style-name="P2">n</text:p>
          </table:table-cell>
          <table:table-cell table:style-name="Tabela1.A2" office:value-type="string">
            <text:p text:style-name="P2">o</text:p>
          </table:table-cell>
          <table:table-cell table:style-name="Tabela1.A2" office:value-type="string">
            <text:p text:style-name="P2">p</text:p>
          </table:table-cell>
          <table:table-cell table:style-name="Tabela1.A2" office:value-type="string">
            <text:p text:style-name="P2">q</text:p>
          </table:table-cell>
          <table:table-cell table:style-name="Tabela1.A2" office:value-type="string">
            <text:p text:style-name="P2">r</text:p>
          </table:table-cell>
          <table:table-cell table:style-name="Tabela1.A2" office:value-type="string">
            <text:p text:style-name="P2">s</text:p>
          </table:table-cell>
          <table:table-cell table:style-name="Tabela1.A2" office:value-type="string">
            <text:p text:style-name="P2">t</text:p>
          </table:table-cell>
          <table:table-cell table:style-name="Tabela1.A2" office:value-type="string">
            <text:p text:style-name="P2">u</text:p>
          </table:table-cell>
          <table:table-cell table:style-name="Tabela1.A2" office:value-type="string">
            <text:p text:style-name="P2">v</text:p>
          </table:table-cell>
          <table:table-cell table:style-name="Tabela1.A2" office:value-type="string">
            <text:p text:style-name="P2">w</text:p>
          </table:table-cell>
          <table:table-cell table:style-name="Tabela1.A2" office:value-type="string">
            <text:p text:style-name="P2">x</text:p>
          </table:table-cell>
          <table:table-cell table:style-name="Tabela1.A2" office:value-type="string">
            <text:p text:style-name="P2">y</text:p>
          </table:table-cell>
          <table:table-cell table:style-name="Tabela1.Z2" office:value-type="string">
            <text:p text:style-name="P2">z</text:p>
          </table:table-cell>
        </table:table-row>
      </table:table>
      <text:h text:style-name="P17" text:outline-level="1"/>
      <text:h text:style-name="P15" text:outline-level="1">Przykład: <text:span text:style-name="T6">szyfrujemy zdanie „</text:span>Lubię szkołę<text:span text:style-name="T6">”. Po pierwsze – w naszym alfabecie (patrz tabela) nie ma wielkich liter, polskich znaków i spacji. Dlatego będziemy szyfrować tekst „</text:span>lubieszkole<text:span text:style-name="T6">”. Przesunięcia odczytujemy z tabeli: l → o, u → x, b → e, i → l, e → h, s → v, z → c, k → n, o → r, l → o, e → h. Otrzymujemy napis „</text:span>oxelhvcnroh<text:span text:style-name="T6">”. </text:span></text:h>
      <text:h text:style-name="P15" text:outline-level="1"><text:span text:style-name="T6">Zauważ, w jaki sposób zaszyfrowaliśmy literę </text:span>z<text:span text:style-name="T6">: ponieważ nie było liter na prawo od z zaczęliśmy znów od początku tabeli (alfabet się „zawinął”).</text:span></text:h>
      <text:h text:style-name="P15" text:outline-level="1">Ćwiczenie: <text:span text:style-name="T6">zaszyfruj swoje imię i nazwisko za pomocą szyfru Cezara.</text:span></text:h>
      <text:h text:style-name="P13" text:outline-level="1"/>
      <text:h text:style-name="P15" text:outline-level="1">Wersja rozszerzona: <text:span text:style-name="T6">Wybieramy hasło (klucz) szyfrowania. Przykładowo, niech kluczem tym będzie słowo CEZAR. Litery klucza mają swoje pozycje w alfabecie: 2, 4, 25, 0, 17. Kolejne litery szyfrowanego tekstu będziemy kolejno przesuwać o 2, 4, 25, 0, 17, 2, 4, 25, … pozycji w prawo (zamiast o trzy – odległość przesunięcia wyznaczana jest za pomocą klucza).</text:span></text:h>
      <text:h text:style-name="P15" text:outline-level="1">Przykład<text:span text:style-name="T6">: Szyfrogram „</text:span>pmdzxchzmjkiymrvilakaozuncdzmqgwtmrbiqdrlifrfbrzlzedae<text:span text:style-name="T6"> ” powstał za pomocą szyfru Cezara. Kluczem było słowo „</text:span>cezar<text:span text:style-name="T6">”. Odszyfrowujemy:</text:span></text:h>
      <text:h text:style-name="P15" text:outline-level="1"><text:span text:style-name="T6">P – C = 15 <text:s/>- 2 = 14 = </text:span>N<text:span text:style-name="T6"><text:tab/><text:tab/>M – E = 12 – 4 = 8 = </text:span>I<text:tab/><text:tab/><text:span text:style-name="T6">D – Z = 3 – 25 = </text:span>-22</text:h>
      <text:h text:style-name="P15" text:outline-level="1"><text:span text:style-name="T6">Co zrobić z -22? Chodzi o literę o 22 miejsca w lewo od litery a. Alfabet znowu się zawija! Pierwszą literą na lewo od a jest z; drugą y = z – 1; trzecią x = z – 2; … dwudziestą drugą wyznaczymy odejmując od z = 25 liczbę 21 – jest to czwarta litera, czyli </text:span>E<text:span text:style-name="T6">!</text:span></text:h>
      <text:h text:style-name="P15" text:outline-level="1"><text:span text:style-name="T6">Odszyfrowaliśmy w ten sposób pierwsze trzy litery tekstu: </text:span>NIE<text:span text:style-name="T6">.</text:span></text:h>
      <text:h text:style-name="P17" text:outline-level="1">Postępując podobnie odczytamy całość:</text:h>
      <text:h text:style-name="P18" text:outline-level="1">niezgadamsiezmatematykauwazamzesumazerdajegroznaliczbe </text:h>
      <text:h text:style-name="P18" text:outline-level="1"/>
      <text:h text:style-name="P15" text:outline-level="1">Ćwiczenie: <text:span text:style-name="T6">wykorzystując jako klucz swoje imię zaszyfruj następującą sentencję pochodzącą od Hugona Steinhausa:</text:span></text:h>
      <text:h text:style-name="P17" text:outline-level="1"/>
      <text:h text:style-name="P16" text:outline-level="1">Matematyk zrobi to lepiej.</text:h>
      <text:h text:style-name="P24" text:outline-level="1"/>
      <text:list xml:id="list1661284067" text:style-name="L1">
        <text:list-item>
          <text:p text:style-name="P19">Przeczytaj uważnie poniższy program. Za chwilę będziesz musiał wyjaśnić pozostałym jego działanie (linijka po linijce).<text:line-break/></text:p>
        </text:list-item>
      </text:list>
      <text:p text:style-name="P20"><text:tab/>string s;</text:p>
      <text:p text:style-name="P20"/>
      <text:p text:style-name="P20"><text:tab/>cout &lt;&lt; "Podaj tekst do zaszyfrowania: ";</text:p>
      <text:p text:style-name="P20"><text:tab/>getline(cin, s);</text:p>
      <text:p text:style-name="P20"/>
      <text:p text:style-name="P20"><text:tab/>cout &lt;&lt; "Zaszyfrowany tekst: ";</text:p>
      <text:p text:style-name="P20"/>
      <text:p text:style-name="P20"><text:tab/>for (int i = 0; i &lt; s.length(); i++) {</text:p>
      <text:p text:style-name="P20"><text:tab/><text:tab/>char c = s[i];</text:p>
      <text:p text:style-name="P20"/>
      <text:p text:style-name="P20"><text:tab/><text:tab/>c = c + 3;</text:p>
      <text:p text:style-name="P20"><text:tab/><text:tab/>if (c &gt; 'z') { c = c - 26; }</text:p>
      <text:p text:style-name="P20"/>
      <text:p text:style-name="P20"><text:tab/><text:tab/>cout &lt;&lt; c;</text:p>
      <text:p text:style-name="P20"><text:tab/>}</text:p>
      <text:p text:style-name="P20"><text:tab/>cout &lt;&lt; endl;</text:p>
      <text:p text:style-name="P20"/>
      <text:p text:style-name="Standard"><text:span text:style-name="T1"><text:tab/></text:span><text:span text:style-name="T2">Uwaga: </text:span><text:span text:style-name="T1">getline? length? </text:span><text:span text:style-name="T2">„Google is your friend”</text:span></text:p>
      <text:p text:style-name="P20"/>
      <text:list xml:id="list841766857" text:style-name="L2">
        <text:list-item>
          <text:p text:style-name="P3">Gdy wszystkie programy zostaną objaśnione, kod tego programu znajdziesz na stronie</text:p>
          <text:p text:style-name="P21"><text:line-break/>http://www.mimuw.edu.pl/~amn/20marca/</text:p>
          <text:p text:style-name="P7"><text:line-break/>w pliku szyfr1.cpp. Zapisz ten kod i zmodyfikuj tak, by Twój program mógł szyfrować i odszyfrowywać napisy. Program na początku pyta o to, czy użytkownik chce szyrować czy odszyfrowywać napis.<text:line-break/></text:p>
        </text:list-item>
        <text:list-item>
          <text:p text:style-name="P7">Wyzwanie, które po napisaniu programów podejmiemy wspólnie:</text:p>
        </text:list-item>
      </text:list>
      <text:p text:style-name="P6"/>
      <text:p text:style-name="P12">hyxvkazrnxnoffyxneffufkrmfyxn</text:p>
      <text:p text:style-name="P12">erztqunrjtrjotkaisufuxvufhyxw</text:p>
      <text:p text:style-name="P12">ulrzxvywvfxwiofkxhzhsthrbomth</text:p>
      <text:p text:style-name="P12">qsihkxhjufzgkzhsebkntcwmlktkv</text:p>
      <text:p text:style-name="P12">gxessthrjotatraafphrktvfnwgnr</text:p>
      <text:p text:style-name="P12">vbkntvlghxerrghzwsemcyilntwzh</text:p>
      <text:p text:style-name="P12">ijgszjcrfhgccjmeanxllxryqfghk</text:p>
      <text:p text:style-name="P12">mbvwxudsrmlotkrlmzhsnkizcvvww</text:p>
      <text:p text:style-name="P12">krjrgxufhyxejmwebwzrokbstotka</text:p>
      <text:p text:style-name="P12">ijiodhrjdwjmvochpxwoazfgichcj</text:p>
      <text:p text:style-name="P12">bkttvzlaotvdrxxusetqkofkxkg</text:p>
      <text:p text:style-name="P11"/>
      <text:h text:style-name="P10" text:outline-level="1"><text:span text:style-name="T3">Uwaga</text:span><text:span text:style-name="T4">: szyfrogram pochodzi z <text:s/>książki J. Verne „2000 mil po Amazonce”, z </text:span><text:span text:style-name="T3">angielskiego</text:span><text:span text:style-name="T4"> tłumaczenia. Możesz założyć, że jest on zaszyfrowany rozszerzonym szyfrem Cezara. Spróbujemy razem znaleźć klucz do tego szyfru!</text:span></text:h>
      <text:h text:style-name="P25" text:outline-level="1">Szyfr Cezara. Kółko Informatyczne, 20 marca 2012</text:h>
      <text:h text:style-name="P14" text:outline-level="1"/>
      <text:h text:style-name="P14" text:outline-level="1">Jest to szyfr za pomocą którego Juliusz Cezar szyfrował swoje listy do Cycerona. Jako ciekawostkę można podać, że szyfr ten był podobno używany jeszcze w 1915 roku w armii rosyjskiej, gdyż tylko tak prosty szyfr wydawał się zrozumiały dla sztabowców<text:note text:id="ftn2" text:note-class="footnote"><text:note-citation>2</text:note-citation><text:note-body><text:p text:style-name="P1">http://www.kryptografia.com/algorytmy/cezar.html</text:p></text:note-body></text:note>.<text:line-break/></text:h>
      <text:h text:style-name="P14" text:outline-level="1"><text:span text:style-name="T5">Wersja podstawowa: </text:span><text:span text:style-name="T6">Każdą literę tekstu jawnego zamieniamy na literę przesuniętą o 3 miejsca w prawo. I tak literę A szyfrujemy jako literę D, literę B jako E itd. W przypadku litery Z wybieramy literę C. W celu odszyfrowania tekst powtarzamy operację tym razem przesuwając litery o 3 pozycje w lewo.</text:span></text:h>
      <table:table table:name="Tabela2" table:style-name="Tabela2">
        <table:table-column table:style-name="Tabela2.A" table:number-columns-repeated="25"/>
        <table:table-column table:style-name="Tabela2.Z"/>
        <table:table-row>
          <table:table-cell table:style-name="Tabela2.A1" office:value-type="string">
            <text:p text:style-name="P2">0</text:p>
          </table:table-cell>
          <table:table-cell table:style-name="Tabela2.A1" office:value-type="string">
            <text:p text:style-name="P2">1</text:p>
          </table:table-cell>
          <table:table-cell table:style-name="Tabela2.A1" office:value-type="string">
            <text:p text:style-name="P2">2</text:p>
          </table:table-cell>
          <table:table-cell table:style-name="Tabela2.A1" office:value-type="string">
            <text:p text:style-name="P2">3</text:p>
          </table:table-cell>
          <table:table-cell table:style-name="Tabela2.A1" office:value-type="string">
            <text:p text:style-name="P2">4</text:p>
          </table:table-cell>
          <table:table-cell table:style-name="Tabela2.A1" office:value-type="string">
            <text:p text:style-name="P2">5</text:p>
          </table:table-cell>
          <table:table-cell table:style-name="Tabela2.A1" office:value-type="string">
            <text:p text:style-name="P2">6</text:p>
          </table:table-cell>
          <table:table-cell table:style-name="Tabela2.A1" office:value-type="string">
            <text:p text:style-name="P2">7</text:p>
          </table:table-cell>
          <table:table-cell table:style-name="Tabela2.A1" office:value-type="string">
            <text:p text:style-name="P2">8</text:p>
          </table:table-cell>
          <table:table-cell table:style-name="Tabela2.A1" office:value-type="string">
            <text:p text:style-name="P2">9</text:p>
          </table:table-cell>
          <table:table-cell table:style-name="Tabela2.A1" office:value-type="string">
            <text:p text:style-name="P2">10</text:p>
          </table:table-cell>
          <table:table-cell table:style-name="Tabela2.A1" office:value-type="string">
            <text:p text:style-name="P2">11</text:p>
          </table:table-cell>
          <table:table-cell table:style-name="Tabela2.A1" office:value-type="string">
            <text:p text:style-name="P2">12</text:p>
          </table:table-cell>
          <table:table-cell table:style-name="Tabela2.A1" office:value-type="string">
            <text:p text:style-name="P2">13</text:p>
          </table:table-cell>
          <table:table-cell table:style-name="Tabela2.A1" office:value-type="string">
            <text:p text:style-name="P2">14</text:p>
          </table:table-cell>
          <table:table-cell table:style-name="Tabela2.A1" office:value-type="string">
            <text:p text:style-name="P2">15</text:p>
          </table:table-cell>
          <table:table-cell table:style-name="Tabela2.A1" office:value-type="string">
            <text:p text:style-name="P2">16</text:p>
          </table:table-cell>
          <table:table-cell table:style-name="Tabela2.A1" office:value-type="string">
            <text:p text:style-name="P2">17</text:p>
          </table:table-cell>
          <table:table-cell table:style-name="Tabela2.A1" office:value-type="string">
            <text:p text:style-name="P2">18</text:p>
          </table:table-cell>
          <table:table-cell table:style-name="Tabela2.A1" office:value-type="string">
            <text:p text:style-name="P2">19</text:p>
          </table:table-cell>
          <table:table-cell table:style-name="Tabela2.A1" office:value-type="string">
            <text:p text:style-name="P2">20</text:p>
          </table:table-cell>
          <table:table-cell table:style-name="Tabela2.A1" office:value-type="string">
            <text:p text:style-name="P2">21</text:p>
          </table:table-cell>
          <table:table-cell table:style-name="Tabela2.A1" office:value-type="string">
            <text:p text:style-name="P2">22</text:p>
          </table:table-cell>
          <table:table-cell table:style-name="Tabela2.A1" office:value-type="string">
            <text:p text:style-name="P2">23</text:p>
          </table:table-cell>
          <table:table-cell table:style-name="Tabela2.A1" office:value-type="string">
            <text:p text:style-name="P2">24</text:p>
          </table:table-cell>
          <table:table-cell table:style-name="Tabela2.Z1" office:value-type="string">
            <text:p text:style-name="P2">25</text:p>
          </table:table-cell>
        </table:table-row>
        <table:table-row>
          <table:table-cell table:style-name="Tabela2.A2" office:value-type="string">
            <text:p text:style-name="P2">a</text:p>
          </table:table-cell>
          <table:table-cell table:style-name="Tabela2.A2" office:value-type="string">
            <text:p text:style-name="P2">b</text:p>
          </table:table-cell>
          <table:table-cell table:style-name="Tabela2.A2" office:value-type="string">
            <text:p text:style-name="P2">c</text:p>
          </table:table-cell>
          <table:table-cell table:style-name="Tabela2.A2" office:value-type="string">
            <text:p text:style-name="P2">d</text:p>
          </table:table-cell>
          <table:table-cell table:style-name="Tabela2.A2" office:value-type="string">
            <text:p text:style-name="P2">e</text:p>
          </table:table-cell>
          <table:table-cell table:style-name="Tabela2.A2" office:value-type="string">
            <text:p text:style-name="P2">f</text:p>
          </table:table-cell>
          <table:table-cell table:style-name="Tabela2.A2" office:value-type="string">
            <text:p text:style-name="P2">g</text:p>
          </table:table-cell>
          <table:table-cell table:style-name="Tabela2.A2" office:value-type="string">
            <text:p text:style-name="P2">h</text:p>
          </table:table-cell>
          <table:table-cell table:style-name="Tabela2.A2" office:value-type="string">
            <text:p text:style-name="P2">i</text:p>
          </table:table-cell>
          <table:table-cell table:style-name="Tabela2.A2" office:value-type="string">
            <text:p text:style-name="P2">j</text:p>
          </table:table-cell>
          <table:table-cell table:style-name="Tabela2.A2" office:value-type="string">
            <text:p text:style-name="P2">k</text:p>
          </table:table-cell>
          <table:table-cell table:style-name="Tabela2.A2" office:value-type="string">
            <text:p text:style-name="P2">l</text:p>
          </table:table-cell>
          <table:table-cell table:style-name="Tabela2.A2" office:value-type="string">
            <text:p text:style-name="P2">m</text:p>
          </table:table-cell>
          <table:table-cell table:style-name="Tabela2.A2" office:value-type="string">
            <text:p text:style-name="P2">n</text:p>
          </table:table-cell>
          <table:table-cell table:style-name="Tabela2.A2" office:value-type="string">
            <text:p text:style-name="P2">o</text:p>
          </table:table-cell>
          <table:table-cell table:style-name="Tabela2.A2" office:value-type="string">
            <text:p text:style-name="P2">p</text:p>
          </table:table-cell>
          <table:table-cell table:style-name="Tabela2.A2" office:value-type="string">
            <text:p text:style-name="P2">q</text:p>
          </table:table-cell>
          <table:table-cell table:style-name="Tabela2.A2" office:value-type="string">
            <text:p text:style-name="P2">r</text:p>
          </table:table-cell>
          <table:table-cell table:style-name="Tabela2.A2" office:value-type="string">
            <text:p text:style-name="P2">s</text:p>
          </table:table-cell>
          <table:table-cell table:style-name="Tabela2.A2" office:value-type="string">
            <text:p text:style-name="P2">t</text:p>
          </table:table-cell>
          <table:table-cell table:style-name="Tabela2.A2" office:value-type="string">
            <text:p text:style-name="P2">u</text:p>
          </table:table-cell>
          <table:table-cell table:style-name="Tabela2.A2" office:value-type="string">
            <text:p text:style-name="P2">v</text:p>
          </table:table-cell>
          <table:table-cell table:style-name="Tabela2.A2" office:value-type="string">
            <text:p text:style-name="P2">w</text:p>
          </table:table-cell>
          <table:table-cell table:style-name="Tabela2.A2" office:value-type="string">
            <text:p text:style-name="P2">x</text:p>
          </table:table-cell>
          <table:table-cell table:style-name="Tabela2.A2" office:value-type="string">
            <text:p text:style-name="P2">y</text:p>
          </table:table-cell>
          <table:table-cell table:style-name="Tabela2.Z2" office:value-type="string">
            <text:p text:style-name="P2">z</text:p>
          </table:table-cell>
        </table:table-row>
      </table:table>
      <text:h text:style-name="P17" text:outline-level="1"/>
      <text:h text:style-name="P15" text:outline-level="1">Przykład: <text:span text:style-name="T6">szyfrujemy zdanie „</text:span>Lubię szkołę<text:span text:style-name="T6">”. Po pierwsze – w naszym alfabecie (patrz tabela) nie ma wielkich liter, polskich znaków i spacji. Dlatego będziemy szyfrować tekst „</text:span>lubieszkole<text:span text:style-name="T6">”. Przesunięcia odczytujemy z tabeli: l → o, u → x, b → e, i → l, e → h, s → v, z → c, k → n, o → r, l → o, e → h. Otrzymujemy napis „</text:span>oxelhvcnroh<text:span text:style-name="T6">”. </text:span></text:h>
      <text:h text:style-name="P15" text:outline-level="1"><text:span text:style-name="T6">Zauważ, w jaki sposób zaszyfrowaliśmy literę </text:span>z<text:span text:style-name="T6">: ponieważ nie było liter na prawo od z zaczęliśmy znów od początku tabeli (alfabet się „zawinął”).</text:span></text:h>
      <text:h text:style-name="P15" text:outline-level="1">Ćwiczenie: <text:span text:style-name="T6">zaszyfruj swoje imię i nazwisko za pomocą szyfru Cezara.</text:span></text:h>
      <text:h text:style-name="P13" text:outline-level="1"/>
      <text:h text:style-name="P15" text:outline-level="1">Wersja rozszerzona: <text:span text:style-name="T6">Wybieramy hasło (klucz) szyfrowania. Przykładowo, niech kluczem tym będzie słowo CEZAR. Litery klucza mają swoje pozycje w alfabecie: 2, 4, 25, 0,17. Kolejne litery szyfrowanego tekstu będziemy kolejno przesuwać o 2, 4, 25, 0,17, 2, 4, 25, … pozycji w prawo (zamiast o trzy – odległość przesunięcia wyznaczana jest za pomocą klucza).</text:span></text:h>
      <text:h text:style-name="P15" text:outline-level="1">Przykład<text:span text:style-name="T6">: Szyfrogram „</text:span>pmdzxchzmjkiymrvilakaozuncdzmqgwtmrbiqdrlifrfbrzlzedae<text:span text:style-name="T6"> ” powstał za pomocą szyfru Cezara. Kluczem było słowo „</text:span>cezar<text:span text:style-name="T6">”. Odszyfrowujemy:</text:span></text:h>
      <text:h text:style-name="P15" text:outline-level="1"><text:span text:style-name="T6">P – C = 15 <text:s/>- 2 = 14 = </text:span>N<text:span text:style-name="T6"><text:tab/><text:tab/>M – E = 12 – 4 = 8 = </text:span>I<text:tab/><text:tab/><text:span text:style-name="T6">D – Z = 3 – 25 = </text:span>-22</text:h>
      <text:h text:style-name="P15" text:outline-level="1"><text:span text:style-name="T6">Co zrobić z -22? Chodzi o literę o 22 miejsca w lewo od litery a. Alfabet znowu się zawija! Pierwszą literą na lewo od a jest z; drugą y = z – 1; trzecią x = z – 2; … dwudziestą drugą wyznaczymy odejmując od z = 25 liczbę 21 – jest to czwarta litera, czyli </text:span>E<text:span text:style-name="T6">!</text:span></text:h>
      <text:h text:style-name="P15" text:outline-level="1"><text:span text:style-name="T6">Odszyfrowaliśmy w ten sposób pierwsze trzy litery tekstu: </text:span>NIE<text:span text:style-name="T6">.</text:span></text:h>
      <text:h text:style-name="P17" text:outline-level="1">Postępując podobnie odczytamy całość:</text:h>
      <text:h text:style-name="P18" text:outline-level="1">niezgadamsiezmatematykauwazamzesumazerdajegroznaliczbe </text:h>
      <text:h text:style-name="P18" text:outline-level="1"/>
      <text:h text:style-name="P15" text:outline-level="1">Ćwiczenie: <text:span text:style-name="T6">wykorzystując jako klucz swoje imię zaszyfruj następującą sentencję pochodzącą od Hugona Steinhausa:</text:span></text:h>
      <text:h text:style-name="P17" text:outline-level="1"/>
      <text:h text:style-name="P16" text:outline-level="1">Matematyk zrobi to lepiej.</text:h>
      <text:h text:style-name="P25" text:outline-level="1"/>
      <text:list xml:id="list1940512524" text:continue-list="list1661284067" text:style-name="L1">
        <text:list-item text:start-value="1">
          <text:p text:style-name="P19">Przeczytaj uważnie poniższy program. Za chwilę będziesz musiał wyjaśnić pozostałym jego działanie (linijka po linijce).<text:line-break/></text:p>
        </text:list-item>
      </text:list>
      <text:p text:style-name="P20"><text:tab/>string s;</text:p>
      <text:p text:style-name="P20"><text:tab/>string alfabet = "abcdefghijklmnopqrstuvwxyz";</text:p>
      <text:p text:style-name="P20"><text:tab/>string doidehw = "defghijklmnopqrstuvwxyzabc";</text:p>
      <text:p text:style-name="P20"/>
      <text:p text:style-name="P20"><text:tab/>cout &lt;&lt; "Podaj tekst do zaszyfrowania: ";</text:p>
      <text:p text:style-name="P20"><text:tab/>getline(cin, s);</text:p>
      <text:p text:style-name="P20"><text:tab/>cout &lt;&lt; "Zaszyfrowany tekst: ";</text:p>
      <text:p text:style-name="P20"/>
      <text:p text:style-name="P20"><text:tab/>for (int i = 0; i &lt; s.length(); i++) {</text:p>
      <text:p text:style-name="P20"><text:tab/><text:tab/>char c = s[i];</text:p>
      <text:p text:style-name="P20"><text:tab/><text:tab/>char f = '*';</text:p>
      <text:p text:style-name="P20"/>
      <text:p text:style-name="P20"><text:tab/><text:tab/>for (int j = 0; j &lt; alfabet.length(); j++) {</text:p>
      <text:p text:style-name="P20"><text:tab/><text:tab/><text:tab/>if (alfabet[j] == c) {</text:p>
      <text:p text:style-name="P20"><text:tab/><text:tab/><text:tab/><text:tab/>f = doidehw[j];</text:p>
      <text:p text:style-name="P20"><text:tab/><text:tab/><text:tab/>}</text:p>
      <text:p text:style-name="P20"><text:tab/><text:tab/>}</text:p>
      <text:p text:style-name="P20"><text:tab/><text:tab/>cout &lt;&lt; f;</text:p>
      <text:p text:style-name="P20"><text:tab/>}</text:p>
      <text:p text:style-name="Standard"><text:span text:style-name="T1"><text:tab/><text:line-break/><text:tab/></text:span><text:span text:style-name="T2">Uwaga: </text:span><text:span text:style-name="T1">getline? length? </text:span><text:span text:style-name="T2">„Google is your friend”</text:span></text:p>
      <text:p text:style-name="P20"/>
      <text:list xml:id="list1441910351" text:style-name="L3">
        <text:list-item>
          <text:p text:style-name="P4"><text:span text:style-name="T2">Gdy wszystkie programy zostaną objaśnione, kod tego programu znajdziesz na stronie </text:span><text:span text:style-name="T1">http://www.mimuw.edu.pl/~amn/20marca/ </text:span><text:span text:style-name="T2">w pliku szyfr2.cpp. Zapisz ten kod i zmodyfikuj tak, by Twój program mógł szyfrować i odszyfrowywać napisy. Program na początku pyta o to, czy użytkownik chce szyrować czy odszyfrowywać napis.</text:span></text:p>
        </text:list-item>
      </text:list>
      <text:p text:style-name="Standard"><text:span text:style-name="T2"/></text:p>
      <text:list xml:id="list1056950991" text:continue-list="list841766857" text:style-name="L2">
        <text:list-item>
          <text:p text:style-name="P7">Wyzwanie, które po napisaniu programów podejmiemy wspólnie:</text:p>
        </text:list-item>
      </text:list>
      <text:p text:style-name="P6"/>
      <text:p text:style-name="P12">hyxvkazrnxnoffyxneffufkrmfyxn</text:p>
      <text:p text:style-name="P12">erztqunrjtrjotkaisufuxvufhyxw</text:p>
      <text:p text:style-name="P12">ulrzxvywvfxwiofkxhzhsthrbomth</text:p>
      <text:p text:style-name="P12">qsihkxhjufzgkzhsebkntcwmlktkv</text:p>
      <text:p text:style-name="P12">gxessthrjotatraafphrktvfnwgnr</text:p>
      <text:p text:style-name="P12">vbkntvlghxerrghzwsemcyilntwzh</text:p>
      <text:p text:style-name="P12">ijgszjcrfhgccjmeanxllxryqfghk</text:p>
      <text:p text:style-name="P12">mbvwxudsrmlotkrlmzhsnkizcvvww</text:p>
      <text:p text:style-name="P12">krjrgxufhyxejmwebwzrokbstotka</text:p>
      <text:p text:style-name="P12">ijiodhrjdwjmvochpxwoazfgichcj</text:p>
      <text:p text:style-name="P12">bkttvzlaotvdrxxusetqkofkxkg</text:p>
      <text:p text:style-name="P11"/>
      <text:h text:style-name="P10" text:outline-level="1"><text:span text:style-name="T3">Uwaga</text:span><text:span text:style-name="T4">: szyfrogram pochodzi z <text:s/>książki J. Verne „2000 mil po Amazonce”, z </text:span><text:span text:style-name="T3">angielskiego</text:span><text:span text:style-name="T4"> tłumaczenia. Możesz założyć, że jest on zaszyfrowany rozszerzonym szyfrem Cezara. Spróbujemy razem znaleźć klucz do tego szyfru!</text:span></text:h>
      <text:h text:style-name="P25" text:outline-level="1">Szyfr Cezara. Kółko Informatyczne, 20 marca 2012</text:h>
      <text:h text:style-name="P14" text:outline-level="1"/>
      <text:h text:style-name="P14" text:outline-level="1">Jest to szyfr za pomocą którego Juliusz Cezar szyfrował swoje listy do Cycerona. Jako ciekawostkę można podać, że szyfr ten był podobno używany jeszcze w 1915 roku w armii rosyjskiej, gdyż tylko tak prosty szyfr wydawał się zrozumiały dla sztabowców<text:note text:id="ftn3" text:note-class="footnote"><text:note-citation>3</text:note-citation><text:note-body><text:p text:style-name="P1">http://www.kryptografia.com/algorytmy/cezar.html</text:p></text:note-body></text:note>.<text:line-break/></text:h>
      <text:h text:style-name="P14" text:outline-level="1"><text:span text:style-name="T5">Wersja podstawowa: </text:span><text:span text:style-name="T6">Każdą literę tekstu jawnego zamieniamy na literę przesuniętą o 3 miejsca w prawo. I tak literę A szyfrujemy jako literę D, literę B jako E itd. W przypadku litery Z wybieramy literę C. W celu odszyfrowania tekst powtarzamy operację tym razem przesuwając litery o 3 pozycje w lewo.</text:span></text:h>
      <table:table table:name="Tabela3" table:style-name="Tabela3">
        <table:table-column table:style-name="Tabela3.A" table:number-columns-repeated="25"/>
        <table:table-column table:style-name="Tabela3.Z"/>
        <table:table-row>
          <table:table-cell table:style-name="Tabela3.A1" office:value-type="string">
            <text:p text:style-name="P2">0</text:p>
          </table:table-cell>
          <table:table-cell table:style-name="Tabela3.A1" office:value-type="string">
            <text:p text:style-name="P2">1</text:p>
          </table:table-cell>
          <table:table-cell table:style-name="Tabela3.A1" office:value-type="string">
            <text:p text:style-name="P2">2</text:p>
          </table:table-cell>
          <table:table-cell table:style-name="Tabela3.A1" office:value-type="string">
            <text:p text:style-name="P2">3</text:p>
          </table:table-cell>
          <table:table-cell table:style-name="Tabela3.A1" office:value-type="string">
            <text:p text:style-name="P2">4</text:p>
          </table:table-cell>
          <table:table-cell table:style-name="Tabela3.A1" office:value-type="string">
            <text:p text:style-name="P2">5</text:p>
          </table:table-cell>
          <table:table-cell table:style-name="Tabela3.A1" office:value-type="string">
            <text:p text:style-name="P2">6</text:p>
          </table:table-cell>
          <table:table-cell table:style-name="Tabela3.A1" office:value-type="string">
            <text:p text:style-name="P2">7</text:p>
          </table:table-cell>
          <table:table-cell table:style-name="Tabela3.A1" office:value-type="string">
            <text:p text:style-name="P2">8</text:p>
          </table:table-cell>
          <table:table-cell table:style-name="Tabela3.A1" office:value-type="string">
            <text:p text:style-name="P2">9</text:p>
          </table:table-cell>
          <table:table-cell table:style-name="Tabela3.A1" office:value-type="string">
            <text:p text:style-name="P2">10</text:p>
          </table:table-cell>
          <table:table-cell table:style-name="Tabela3.A1" office:value-type="string">
            <text:p text:style-name="P2">11</text:p>
          </table:table-cell>
          <table:table-cell table:style-name="Tabela3.A1" office:value-type="string">
            <text:p text:style-name="P2">12</text:p>
          </table:table-cell>
          <table:table-cell table:style-name="Tabela3.A1" office:value-type="string">
            <text:p text:style-name="P2">13</text:p>
          </table:table-cell>
          <table:table-cell table:style-name="Tabela3.A1" office:value-type="string">
            <text:p text:style-name="P2">14</text:p>
          </table:table-cell>
          <table:table-cell table:style-name="Tabela3.A1" office:value-type="string">
            <text:p text:style-name="P2">15</text:p>
          </table:table-cell>
          <table:table-cell table:style-name="Tabela3.A1" office:value-type="string">
            <text:p text:style-name="P2">16</text:p>
          </table:table-cell>
          <table:table-cell table:style-name="Tabela3.A1" office:value-type="string">
            <text:p text:style-name="P2">17</text:p>
          </table:table-cell>
          <table:table-cell table:style-name="Tabela3.A1" office:value-type="string">
            <text:p text:style-name="P2">18</text:p>
          </table:table-cell>
          <table:table-cell table:style-name="Tabela3.A1" office:value-type="string">
            <text:p text:style-name="P2">19</text:p>
          </table:table-cell>
          <table:table-cell table:style-name="Tabela3.A1" office:value-type="string">
            <text:p text:style-name="P2">20</text:p>
          </table:table-cell>
          <table:table-cell table:style-name="Tabela3.A1" office:value-type="string">
            <text:p text:style-name="P2">21</text:p>
          </table:table-cell>
          <table:table-cell table:style-name="Tabela3.A1" office:value-type="string">
            <text:p text:style-name="P2">22</text:p>
          </table:table-cell>
          <table:table-cell table:style-name="Tabela3.A1" office:value-type="string">
            <text:p text:style-name="P2">23</text:p>
          </table:table-cell>
          <table:table-cell table:style-name="Tabela3.A1" office:value-type="string">
            <text:p text:style-name="P2">24</text:p>
          </table:table-cell>
          <table:table-cell table:style-name="Tabela3.Z1" office:value-type="string">
            <text:p text:style-name="P2">25</text:p>
          </table:table-cell>
        </table:table-row>
        <table:table-row>
          <table:table-cell table:style-name="Tabela3.A2" office:value-type="string">
            <text:p text:style-name="P2">a</text:p>
          </table:table-cell>
          <table:table-cell table:style-name="Tabela3.A2" office:value-type="string">
            <text:p text:style-name="P2">b</text:p>
          </table:table-cell>
          <table:table-cell table:style-name="Tabela3.A2" office:value-type="string">
            <text:p text:style-name="P2">c</text:p>
          </table:table-cell>
          <table:table-cell table:style-name="Tabela3.A2" office:value-type="string">
            <text:p text:style-name="P2">d</text:p>
          </table:table-cell>
          <table:table-cell table:style-name="Tabela3.A2" office:value-type="string">
            <text:p text:style-name="P2">e</text:p>
          </table:table-cell>
          <table:table-cell table:style-name="Tabela3.A2" office:value-type="string">
            <text:p text:style-name="P2">f</text:p>
          </table:table-cell>
          <table:table-cell table:style-name="Tabela3.A2" office:value-type="string">
            <text:p text:style-name="P2">g</text:p>
          </table:table-cell>
          <table:table-cell table:style-name="Tabela3.A2" office:value-type="string">
            <text:p text:style-name="P2">h</text:p>
          </table:table-cell>
          <table:table-cell table:style-name="Tabela3.A2" office:value-type="string">
            <text:p text:style-name="P2">i</text:p>
          </table:table-cell>
          <table:table-cell table:style-name="Tabela3.A2" office:value-type="string">
            <text:p text:style-name="P2">j</text:p>
          </table:table-cell>
          <table:table-cell table:style-name="Tabela3.A2" office:value-type="string">
            <text:p text:style-name="P2">k</text:p>
          </table:table-cell>
          <table:table-cell table:style-name="Tabela3.A2" office:value-type="string">
            <text:p text:style-name="P2">l</text:p>
          </table:table-cell>
          <table:table-cell table:style-name="Tabela3.A2" office:value-type="string">
            <text:p text:style-name="P2">m</text:p>
          </table:table-cell>
          <table:table-cell table:style-name="Tabela3.A2" office:value-type="string">
            <text:p text:style-name="P2">n</text:p>
          </table:table-cell>
          <table:table-cell table:style-name="Tabela3.A2" office:value-type="string">
            <text:p text:style-name="P2">o</text:p>
          </table:table-cell>
          <table:table-cell table:style-name="Tabela3.A2" office:value-type="string">
            <text:p text:style-name="P2">p</text:p>
          </table:table-cell>
          <table:table-cell table:style-name="Tabela3.A2" office:value-type="string">
            <text:p text:style-name="P2">q</text:p>
          </table:table-cell>
          <table:table-cell table:style-name="Tabela3.A2" office:value-type="string">
            <text:p text:style-name="P2">r</text:p>
          </table:table-cell>
          <table:table-cell table:style-name="Tabela3.A2" office:value-type="string">
            <text:p text:style-name="P2">s</text:p>
          </table:table-cell>
          <table:table-cell table:style-name="Tabela3.A2" office:value-type="string">
            <text:p text:style-name="P2">t</text:p>
          </table:table-cell>
          <table:table-cell table:style-name="Tabela3.A2" office:value-type="string">
            <text:p text:style-name="P2">u</text:p>
          </table:table-cell>
          <table:table-cell table:style-name="Tabela3.A2" office:value-type="string">
            <text:p text:style-name="P2">v</text:p>
          </table:table-cell>
          <table:table-cell table:style-name="Tabela3.A2" office:value-type="string">
            <text:p text:style-name="P2">w</text:p>
          </table:table-cell>
          <table:table-cell table:style-name="Tabela3.A2" office:value-type="string">
            <text:p text:style-name="P2">x</text:p>
          </table:table-cell>
          <table:table-cell table:style-name="Tabela3.A2" office:value-type="string">
            <text:p text:style-name="P2">y</text:p>
          </table:table-cell>
          <table:table-cell table:style-name="Tabela3.Z2" office:value-type="string">
            <text:p text:style-name="P2">z</text:p>
          </table:table-cell>
        </table:table-row>
      </table:table>
      <text:h text:style-name="P17" text:outline-level="1"/>
      <text:h text:style-name="P15" text:outline-level="1">Przykład: <text:span text:style-name="T6">szyfrujemy zdanie „</text:span>Lubię szkołę<text:span text:style-name="T6">”. Po pierwsze – w naszym alfabecie (patrz tabela) nie ma wielkich liter, polskich znaków i spacji. Dlatego będziemy szyfrować tekst „</text:span>lubieszkole<text:span text:style-name="T6">”. Przesunięcia odczytujemy z tabeli: l → o, u → x, b → e, i → l, e → h, s → v, z → c, k → n, o → r, l → o, e → h. Otrzymujemy napis „</text:span>oxelhvcnroh<text:span text:style-name="T6">”. </text:span></text:h>
      <text:h text:style-name="P15" text:outline-level="1"><text:span text:style-name="T6">Zauważ, w jaki sposób zaszyfrowaliśmy literę </text:span>z<text:span text:style-name="T6">: ponieważ nie było liter na prawo od z zaczęliśmy znów od początku tabeli (alfabet się „zawinął”).</text:span></text:h>
      <text:h text:style-name="P15" text:outline-level="1">Ćwiczenie: <text:span text:style-name="T6">zaszyfruj swoje imię i nazwisko za pomocą szyfru Cezara.</text:span></text:h>
      <text:h text:style-name="P13" text:outline-level="1"/>
      <text:h text:style-name="P15" text:outline-level="1">Wersja rozszerzona: <text:span text:style-name="T6">Wybieramy hasło (klucz) szyfrowania. Przykładowo, niech kluczem tym będzie słowo CEZAR. Litery klucza mają swoje pozycje w alfabecie: 2, 4, 25, 0, 17. Kolejne litery szyfrowanego tekstu będziemy kolejno przesuwać o 2, 4, 25, 0, 17, 2, 4, 25, … pozycji w prawo (zamiast o trzy – odległość przesunięcia wyznaczana jest za pomocą klucza).</text:span></text:h>
      <text:h text:style-name="P15" text:outline-level="1">Przykład<text:span text:style-name="T6">: Szyfrogram „</text:span>pmdzxchzmjkiymrvilakaozuncdzmqgwtmrbiqdrlifrfbrzlzedae<text:span text:style-name="T6"> ” powstał za pomocą szyfru Cezara. Kluczem było słowo „</text:span>cezar<text:span text:style-name="T6">”. Odszyfrowujemy:</text:span></text:h>
      <text:h text:style-name="P15" text:outline-level="1"><text:span text:style-name="T6">P – C = 15 <text:s/>- 2 = 14 = </text:span>N<text:span text:style-name="T6"><text:tab/><text:tab/>M – E = 12 – 4 = 8 = </text:span>I<text:tab/><text:tab/><text:span text:style-name="T6">D – Z = 3 – 25 = </text:span>-22</text:h>
      <text:h text:style-name="P15" text:outline-level="1"><text:span text:style-name="T6">Co zrobić z -22? Chodzi o literę o 22 miejsca w lewo od litery a. Alfabet znowu się zawija! Pierwszą literą na lewo od a jest z; drugą y = z – 1; trzecią x = z – 2; … dwudziestą drugą wyznaczymy odejmując od z = 25 liczbę 21 – jest to czwarta litera, czyli </text:span>E<text:span text:style-name="T6">!</text:span></text:h>
      <text:h text:style-name="P15" text:outline-level="1"><text:span text:style-name="T6">Odszyfrowaliśmy w ten sposób pierwsze trzy litery tekstu: </text:span>NIE<text:span text:style-name="T6">.</text:span></text:h>
      <text:h text:style-name="P17" text:outline-level="1">Postępując podobnie odczytamy całość:</text:h>
      <text:h text:style-name="P18" text:outline-level="1">niezgadamsiezmatematykauwazamzesumazerdajegroznaliczbe </text:h>
      <text:h text:style-name="P18" text:outline-level="1"/>
      <text:h text:style-name="P15" text:outline-level="1">Ćwiczenie: <text:span text:style-name="T6">wykorzystując jako klucz swoje imię zaszyfruj następującą sentencję pochodzącą od Hugona Steinhausa:</text:span></text:h>
      <text:h text:style-name="P17" text:outline-level="1"/>
      <text:h text:style-name="P16" text:outline-level="1">Matematyk zrobi to lepiej.</text:h>
      <text:h text:style-name="P22" text:outline-level="1"><text:soft-page-break/></text:h>
      <text:list xml:id="list1673751797" text:continue-list="list1940512524" text:style-name="L1">
        <text:list-item text:start-value="1">
          <text:p text:style-name="P19">Przeczytaj uważnie poniższy program. Za chwilę będziesz musiał wyjaśnić pozostałym jego działanie (linijka po linijce).<text:line-break/></text:p>
        </text:list-item>
      </text:list>
      <text:p text:style-name="P20"><text:tab/>string s,k;</text:p>
      <text:p text:style-name="P20"/>
      <text:p text:style-name="P20"><text:tab/>cout &lt;&lt; "Podaj tekst do zaszyfrowania: "; getline(cin, s);</text:p>
      <text:p text:style-name="P20"><text:tab/>cout &lt;&lt; "Podaj klucz (hasło): "; getline(cin, k);</text:p>
      <text:p text:style-name="P20"/>
      <text:p text:style-name="P20"><text:tab/>cout &lt;&lt; "Zaszyfrowany tekst: ";</text:p>
      <text:p text:style-name="P20"/>
      <text:p text:style-name="P20"><text:tab/>for (int i = 0; i &lt; s.length(); i++) {</text:p>
      <text:p text:style-name="P20"><text:tab/><text:tab/>unsigned char c = s[i];</text:p>
      <text:p text:style-name="P20"><text:tab/><text:tab/>unsigned char p = k[i % k.length()] - 'a';</text:p>
      <text:p text:style-name="P20"/>
      <text:p text:style-name="P20"><text:tab/><text:tab/>c = c + p;</text:p>
      <text:p text:style-name="P20"><text:tab/><text:tab/>if (c &gt; 'z') { c = c - 26; }</text:p>
      <text:p text:style-name="P20"/>
      <text:p text:style-name="P20"><text:tab/><text:tab/>cout &lt;&lt; c;</text:p>
      <text:p text:style-name="P20"><text:tab/>}</text:p>
      <text:p text:style-name="P20"><text:tab/>cout &lt;&lt; endl;</text:p>
      <text:p text:style-name="P20"/>
      <text:p text:style-name="Standard"><text:span text:style-name="T1"><text:tab/></text:span><text:span text:style-name="T2">Uwaga: </text:span><text:span text:style-name="T1">getline? length? </text:span><text:span text:style-name="T2">„Google is your friend”</text:span></text:p>
      <text:p text:style-name="P20"/>
      <text:list xml:id="list1820066218" text:style-name="L4">
        <text:list-item>
          <text:p text:style-name="P5"><text:span text:style-name="T2">Gdy wszystkie programy zostaną objaśnione, kod tego programu znajdziesz na stronie </text:span><text:span text:style-name="T1">http://www.mimuw.edu.pl/~amn/20marca/ </text:span><text:span text:style-name="T2">w pliku szyfr3.cpp. Zapisz ten kod i zmodyfikuj tak, by Twój program mógł szyfrować i odszyfrowywać napisy. Program na początku pyta o to, czy użytkownik chce szyrować czy odszyfrowywać napis.<text:line-break/></text:span></text:p>
        </text:list-item>
        <text:list-item>
          <text:p text:style-name="P5"><text:span text:style-name="T2">Wyzwanie, które po napisaniu programów podejmiemy wspólnie:</text:span></text:p>
        </text:list-item>
      </text:list>
      <text:p text:style-name="P6"/>
      <text:p text:style-name="P12">hyxvkazrnxnoffyxneffufkrmfyxn</text:p>
      <text:p text:style-name="P12">erztqunrjtrjotkaisufuxvufhyxw</text:p>
      <text:p text:style-name="P12">ulrzxvywvfxwiofkxhzhsthrbomth</text:p>
      <text:p text:style-name="P12">qsihkxhjufzgkzhsebkntcwmlktkv</text:p>
      <text:p text:style-name="P12">gxessthrjotatraafphrktvfnwgnr</text:p>
      <text:p text:style-name="P12">vbkntvlghxerrghzwsemcyilntwzh</text:p>
      <text:p text:style-name="P12">ijgszjcrfhgccjmeanxllxryqfghk</text:p>
      <text:p text:style-name="P12">mbvwxudsrmlotkrlmzhsnkizcvvww</text:p>
      <text:p text:style-name="P12">krjrgxufhyxejmwebwzrokbstotka</text:p>
      <text:p text:style-name="P12">ijiodhrjdwjmvochpxwoazfgichcj</text:p>
      <text:p text:style-name="P12">bkttvzlaotvdrxxusetqkofkxkg</text:p>
      <text:p text:style-name="P11"/>
      <text:h text:style-name="P10" text:outline-level="1"><text:span text:style-name="T3">Uwaga</text:span><text:span text:style-name="T4">: szyfrogram pochodzi z <text:s/>książki J. Verne „2000 mil po Amazonce”, z </text:span><text:span text:style-name="T3">angielskiego</text:span><text:span text:style-name="T4"> tłumaczenia. Możesz założyć, że jest on zaszyfrowany rozszerzonym szyfrem Cezara. Spróbujemy razem znaleźć klucz do tego szyfru!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style:font-name="Ari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zej Nagórko</meta:initial-creator>
    <meta:creation-date>2012-03-20T07:56:04</meta:creation-date>
    <dc:date>2012-03-20T09:45:07</dc:date>
    <dc:creator>Andrzej Nagórko</dc:creator>
    <meta:editing-duration>PT1H10M55S</meta:editing-duration>
    <meta:editing-cycles>17</meta:editing-cycles>
    <meta:generator>LibreOffice/3.3$Linux LibreOffice_project/330m19$Build-301</meta:generator>
    <meta:printed-by>Andrzej Nagórko</meta:printed-by>
    <meta:print-date>2012-03-20T08:56:21</meta:print-date>
    <meta:document-statistic meta:table-count="3" meta:image-count="0" meta:object-count="0" meta:page-count="6" meta:paragraph-count="293" meta:word-count="1877" meta:character-count="11339"/>
  </office:meta>
</office:document-meta>
</file>